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Contents">
      <style:text-properties style:font-name-asian="Cambri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ITRE A MODIFIER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B2" office:value-type="string">
            <text:p text:style-name="Table_20_Contents"/>
          </table:table-cell>
          <table:table-cell table:style-name="Auteurs.B2" office:value-type="string">
            <text:p text:style-name="Table_20_Contents"/>
          </table:table-cell>
          <table:table-cell table:style-name="Auteurs.C2" office:value-type="string">
            <text:p text:style-name="Table_20_Contents"/>
          </table:table-cell>
        </table:table-row>
        <table:table-row>
          <table:table-cell table:style-name="Auteurs.B3" office:value-type="string">
            <text:p text:style-name="Table_20_Contents">Rédigé le :</text:p>
          </table:table-cell>
          <table:table-cell table:style-name="Auteurs.B3" office:value-type="string">
            <text:p text:style-name="Table_20_Contents">Approuvé le :</text:p>
          </table:table-cell>
          <table:table-cell table:style-name="Auteurs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Externe</text:p>
          </table:table-cell>
        </table:table-row>
        <table:table-row>
          <table:table-cell table:style-name="Diffusion.A3" office:value-type="string">
            <text:p text:style-name="Table_20_Contents">A</text:p>
          </table:table-cell>
          <table:table-cell table:style-name="Diffusion.B3" office:value-type="string">
            <text:p text:style-name="Table_20_Contents"/>
          </table:table-cell>
        </table:table-row>
        <table:table-row>
          <table:table-cell table:style-name="Diffusion.A3" office:value-type="string">
            <text:p text:style-name="Table_20_Contents">Copies à :</text:p>
          </table:table-cell>
          <table:table-cell table:style-name="Diffusion.B3" office:value-type="string">
            <text:p text:style-name="P2"/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/>
          </table:table-cell>
          <table:table-cell table:style-name="historique.C2" office:value-type="string">
            <text:p text:style-name="Table_20_Contents"/>
          </table:table-cell>
          <table:table-cell table:style-name="historique.C2" office:value-type="string">
            <text:p text:style-name="Table_20_Contents"/>
          </table:table-cell>
          <table:table-cell table:style-name="historique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0-23T16:32:06</dc:date>
    <dc:creator>GUIEU Christophe</dc:creator>
    <meta:editing-duration>PT24S</meta:editing-duration>
    <meta:editing-cycles>2</meta:editing-cycles>
    <meta:generator>LibreOffice/3.5$Linux_x86 LibreOffice_project/350m1$Build-2</meta:generator>
    <meta:document-statistic meta:table-count="4" meta:image-count="0" meta:object-count="0" meta:page-count="1" meta:paragraph-count="21" meta:word-count="37" meta:character-count="217" meta:non-whitespace-character-count="201"/>
  </office:meta>
</office:document-meta>
</file>